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draw:fill="none" draw:stroke="solid" svg:stroke-width="0.01389in" svg:stroke-color="#c00000" svg:stroke-opacity="100%" draw:stroke-linejoin="miter" svg:stroke-linecap="butt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48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43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none" draw:stroke="solid" svg:stroke-width="0.01042in" svg:stroke-color="#c00000" svg:stroke-opacity="100%" draw:stroke-linejoin="miter" svg:stroke-linecap="butt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1">
      <style:graphic-properties draw:fill="none" draw:stroke="solid" svg:stroke-width="0.01389in" svg:stroke-color="#ffd966" svg:stroke-opacity="100%" draw:stroke-linejoin="miter" svg:stroke-linecap="butt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draw:fill="none" draw:stroke="solid" svg:stroke-width="0.01389in" svg:stroke-color="#8497b0" svg:stroke-opacity="100%" draw:stroke-linejoin="miter" svg:stroke-linecap="butt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5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1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7c7c7c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1389in" svg:stroke-color="#767171" svg:stroke-opacity="100%" draw:stroke-linejoin="miter" svg:stroke-linecap="butt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3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6">
      <style:graphic-properties draw:fill="none" draw:stroke="solid" svg:stroke-width="0.0625in" svg:stroke-color="#c00000" svg:stroke-opacity="100%" draw:stroke-linejoin="miter" svg:stroke-linecap="butt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0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7">
      <style:graphic-properties draw:fill="none" draw:stroke="solid" svg:stroke-width="0.0625in" svg:stroke-color="#000000" svg:stroke-opacity="100%" draw:stroke-linejoin="miter" svg:stroke-linecap="butt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7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7c7c7c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draw:fill="none" draw:stroke="solid" svg:stroke-width="0.01389in" svg:stroke-color="#8497b0" svg:stroke-opacity="100%" draw:stroke-linejoin="miter" svg:stroke-linecap="but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gradient" draw:fill-gradient-name="a38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41">
      <style:graphic-properties draw:fill="none" draw:stroke="solid" svg:stroke-width="0.01389in" svg:stroke-color="#ffd966" svg:stroke-opacity="100%" draw:stroke-linejoin="miter" svg:stroke-linecap="butt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7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7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2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draw:fill="none" draw:stroke="solid" svg:stroke-width="0.00694in" svg:stroke-color="#4472c4" draw:marker-start="a394" draw:marker-end="a395" svg:stroke-opacity="100%" draw:stroke-linejoin="miter" svg:stroke-linecap="butt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none" draw:stroke="solid" svg:stroke-width="0.01389in" svg:stroke-color="#8497b0" svg:stroke-opacity="100%" draw:stroke-linejoin="miter" svg:stroke-linecap="butt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none" draw:stroke="solid" svg:stroke-width="0.01389in" svg:stroke-color="#ffd966" svg:stroke-opacity="100%" draw:stroke-linejoin="miter" svg:stroke-linecap="butt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5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1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3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42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25">
      <style:graphic-properties draw:fill="none" draw:stroke="solid" svg:stroke-width="0.00694in" svg:stroke-color="#ed7d31" svg:stroke-opacity="100%" draw:stroke-linejoin="miter" svg:stroke-linecap="butt"/>
    </style:style>
    <style:style style:family="graphic" style:name="a426">
      <style:graphic-properties draw:fill="none" draw:stroke="solid" svg:stroke-width="0.00694in" svg:stroke-color="#92d050" svg:stroke-opacity="100%" draw:stroke-linejoin="miter" svg:stroke-linecap="but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9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7c7c7c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586">
      <style:graphic-properties draw:fill="none" draw:stroke="solid" svg:stroke-width="0.01042in" svg:stroke-color="#c00000" svg:stroke-opacity="100%" draw:stroke-linejoin="miter" svg:stroke-linecap="butt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443">
      <style:graphic-properties draw:fill="none" draw:stroke="solid" svg:stroke-width="0.00694in" svg:stroke-color="#767171" svg:stroke-opacity="100%" draw:stroke-linejoin="miter" svg:stroke-linecap="butt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draw:fill="none" draw:stroke="solid" svg:stroke-width="0.00694in" svg:stroke-color="#8497b0" svg:stroke-opacity="100%" draw:stroke-linejoin="miter" svg:stroke-linecap="butt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draw:fill="none" draw:stroke="solid" svg:stroke-width="0.00694in" svg:stroke-color="#ffd966" svg:stroke-opacity="100%" draw:stroke-linejoin="miter" svg:stroke-linecap="butt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447">
      <style:graphic-properties draw:fill="none" draw:stroke="solid" svg:stroke-width="0.00694in" svg:stroke-color="#ff0000" svg:stroke-opacity="100%" draw:stroke-linejoin="miter" svg:stroke-linecap="butt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596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draw:fill="none" draw:stroke="solid" svg:stroke-width="0.01042in" svg:stroke-color="#c00000" svg:stroke-opacity="100%" draw:stroke-linejoin="miter" svg:stroke-linecap="butt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draw:fill="none" draw:stroke="solid" svg:stroke-width="0.01042in" svg:stroke-color="#c00000" svg:stroke-opacity="100%" draw:stroke-linejoin="miter" svg:stroke-linecap="butt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5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7f600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1f4e79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465">
      <style:graphic-properties draw:fill="none" draw:stroke="solid" svg:stroke-width="0.00694in" svg:stroke-color="#7f6000" svg:stroke-opacity="100%" draw:stroke-linejoin="miter" svg:stroke-linecap="butt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3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none" draw:stroke="solid" svg:stroke-width="0.00694in" svg:stroke-color="#1f4e79" svg:stroke-opacity="100%" draw:stroke-linejoin="miter" svg:stroke-linecap="butt"/>
    </style:style>
    <style:style style:family="graphic" style:name="a625">
      <style:graphic-properties draw:fill="none" draw:stroke="solid" svg:stroke-width="0.01389in" svg:stroke-color="#8497b0" svg:stroke-opacity="100%" draw:stroke-linejoin="miter" svg:stroke-linecap="butt"/>
    </style:style>
    <style:style style:family="graphic" style:name="a467">
      <style:graphic-properties draw:fill="none" draw:stroke="solid" svg:stroke-width="0.01042in" svg:stroke-color="#c00000" svg:stroke-opacity="100%" draw:stroke-linejoin="miter" svg:stroke-linecap="butt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none" draw:stroke="solid" svg:stroke-width="0.01389in" svg:stroke-color="#ffd966" svg:stroke-opacity="100%" draw:stroke-linejoin="miter" svg:stroke-linecap="butt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81" draw:master-page-name="Master1-Layout1-title-Title-Slide" presentation:presentation-page-layout-name="Master1-PPL1" draw:id="Slide-257">
        <draw:custom-shape svg:x="1.96979in" svg:y="4.60394in" svg:width="2.03408in" svg:height="0.70707in" draw:id="id63" draw:style-name="a388" draw:name="Rectangle 3">
          <svg:title/>
          <svg:desc/>
          <text:p text:style-name="a383" text:class-names="" text:cond-style-name=""><text:span text:style-name="a382" text:class-names="">RPi 0w</text:span></text:p>
          <text:p text:style-name="a386" text:class-names="" text:cond-style-name=""><text:span text:style-name="a384" text:class-names="">(3v3)</text:span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529in" svg:y="4.60394in" svg:width="0.79798in" svg:height="0.70707in" draw:id="id64" draw:style-name="a393" draw:name="Oval 4">
          <svg:title/>
          <svg:desc/>
          <text:p text:style-name="a391" text:class-names="" text:cond-style-name=""><text:span text:style-name="a389" text:class-names="">CAM</text:span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.28328in" svg:y1="4.95748in" draw:start-shape="id64" draw:start-glue-point="1" svg:x2="1.96979in" svg:y2="4.95748in" draw:end-shape="id63" draw:end-glue-point="3" draw:id="id65" draw:style-name="a396" draw:name="Straight Arrow Connector 6">
          <svg:title/>
          <svg:desc/>
        </draw:connector>
        <draw:custom-shape svg:x="2.0063in" svg:y="4.38474in" svg:width="0.09363in" svg:height="0.2192in" draw:id="id66" draw:style-name="a400" draw:name="Rectangle 10">
          <svg:title/>
          <svg:desc/>
          <text:p text:style-name="a399" text:class-names="" text:cond-style-name=""><text:span text:style-name="a397" text:class-names="">5v</text:span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3644in" svg:y="4.38474in" svg:width="0.09363in" svg:height="0.2192in" draw:id="id67" draw:style-name="a404" draw:name="Rectangle 11">
          <svg:title/>
          <svg:desc/>
          <text:p text:style-name="a403" text:class-names="" text:cond-style-name=""><text:span text:style-name="a401" text:class-names="">3v</text:span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6658in" svg:y="4.38474in" svg:width="0.09363in" svg:height="0.2192in" draw:id="id68" draw:style-name="a408" draw:name="Rectangle 12">
          <svg:title/>
          <svg:desc/>
          <text:p text:style-name="a407" text:class-names="" text:cond-style-name=""><text:span text:style-name="a405" text:class-names="">GND</text:span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4391in" svg:y="4.38473in" svg:width="0.09363in" svg:height="0.2192in" draw:id="id69" draw:style-name="a412" draw:name="Rectangle 14">
          <svg:title/>
          <svg:desc/>
          <text:p text:style-name="a411" text:class-names="" text:cond-style-name=""><text:span text:style-name="a409" text:class-names="">RX</text:span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5875in" svg:y="4.38474in" svg:width="0.09363in" svg:height="0.2192in" draw:id="id70" draw:style-name="a416" draw:name="Rectangle 15">
          <svg:title/>
          <svg:desc/>
          <text:p text:style-name="a415" text:class-names="" text:cond-style-name=""><text:span text:style-name="a413" text:class-names="">TX</text:span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198in" svg:y="2.61736in" svg:width="0.74766in" svg:height="0.70707in" draw:id="id71" draw:style-name="a422" draw:name="Oval 16">
          <svg:title/>
          <svg:desc/>
          <text:p text:style-name="a420" text:class-names="" text:cond-style-name=""><text:span text:style-name="a417" text:class-names="">GPS</text:span><text:span text:style-name="a418" text:class-names=""><text:line-break/>Beitian BN-880</text:span><text:span text:style-name="a4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0.87581in" svg:y1="3.32443in" draw:start-shape="id71" draw:start-glue-point="2" svg:x2="2.18325in" svg:y2="4.38474in" draw:end-shape="id67" draw:end-glue-point="0" draw:id="id72" draw:style-name="a423" draw:name="Straight Connector 18">
          <svg:title/>
          <svg:desc/>
        </draw:connector>
        <draw:connector draw:type="line" svg:x1="0.87581in" svg:y1="3.32443in" draw:start-shape="id71" draw:start-glue-point="2" svg:x2="2.31339in" svg:y2="4.38474in" draw:end-shape="id68" draw:end-glue-point="0" draw:id="id73" draw:style-name="a424" draw:name="Straight Connector 19">
          <svg:title/>
          <svg:desc/>
        </draw:connector>
        <draw:connector draw:type="line" svg:x1="0.87581in" svg:y1="3.32443in" draw:start-shape="id71" draw:start-glue-point="2" svg:x2="2.59072in" svg:y2="4.38473in" draw:end-shape="id69" draw:end-glue-point="0" draw:id="id74" draw:style-name="a425" draw:name="Straight Connector 22">
          <svg:title/>
          <svg:desc/>
        </draw:connector>
        <draw:connector draw:type="line" svg:x1="0.87581in" svg:y1="3.32443in" draw:start-shape="id71" draw:start-glue-point="2" svg:x2="2.70556in" svg:y2="4.38474in" draw:end-shape="id70" draw:end-glue-point="0" draw:id="id75" draw:style-name="a426" draw:name="Straight Connector 25">
          <svg:title/>
          <svg:desc/>
        </draw:connector>
        <draw:custom-shape svg:x="3.68063in" svg:y="3.02515in" svg:width="1.03472in" svg:height="0.69106in" draw:id="id76" draw:style-name="a430" draw:name="Rectangle 28">
          <svg:title/>
          <svg:desc/>
          <text:p text:style-name="a428" text:class-names="" text:cond-style-name=""><text:span text:style-name="a427" text:class-names="">Logic Level Converter<text:line-break/>3v3 &lt;-&gt; 5v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3501in" svg:y="4.38474in" svg:width="0.09363in" svg:height="0.2192in" draw:id="id77" draw:style-name="a434" draw:name="Rectangle 29">
          <svg:title/>
          <svg:desc/>
          <text:p text:style-name="a433" text:class-names="" text:cond-style-name=""><text:span text:style-name="a431" text:class-names="">MP</text:span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4766in" svg:y="4.38474in" svg:width="0.09363in" svg:height="0.2192in" draw:id="id78" draw:style-name="a438" draw:name="Rectangle 32">
          <svg:title/>
          <svg:desc/>
          <text:p text:style-name="a437" text:class-names="" text:cond-style-name=""><text:span text:style-name="a435" text:class-names="">SCL</text:span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625in" svg:y="4.38474in" svg:width="0.09363in" svg:height="0.2192in" draw:id="id79" draw:style-name="a442" draw:name="Rectangle 33">
          <svg:title/>
          <svg:desc/>
          <text:p text:style-name="a441" text:class-names="" text:cond-style-name=""><text:span text:style-name="a439" text:class-names="">SDA</text:span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28182in" svg:y1="4.38474in" draw:start-shape="id77" draw:start-glue-point="0" svg:x2="3.68063in" svg:y2="3.37068in" draw:end-shape="id76" draw:end-glue-point="3" draw:id="id80" draw:style-name="a443" draw:name="Straight Connector 35">
          <svg:title/>
          <svg:desc/>
        </draw:connector>
        <draw:connector draw:type="line" svg:x1="3.10932in" svg:y1="4.38474in" draw:start-shape="id79" draw:start-glue-point="0" svg:x2="3.68063in" svg:y2="3.37068in" draw:end-shape="id76" draw:end-glue-point="3" draw:id="id81" draw:style-name="a444" draw:name="Straight Connector 36">
          <svg:title/>
          <svg:desc/>
        </draw:connector>
        <draw:connector draw:type="line" svg:x1="2.99448in" svg:y1="4.38474in" draw:start-shape="id78" draw:start-glue-point="0" svg:x2="3.68063in" svg:y2="3.37068in" draw:end-shape="id76" draw:end-glue-point="3" draw:id="id82" draw:style-name="a445" draw:name="Straight Connector 39">
          <svg:title/>
          <svg:desc/>
        </draw:connector>
        <draw:connector draw:type="line" svg:x1="2.31339in" svg:y1="4.38474in" draw:start-shape="id68" draw:start-glue-point="0" svg:x2="3.68063in" svg:y2="3.37068in" draw:end-shape="id76" draw:end-glue-point="3" draw:id="id83" draw:style-name="a446" draw:name="Straight Connector 55">
          <svg:title/>
          <svg:desc/>
        </draw:connector>
        <draw:connector draw:type="line" svg:x1="2.18325in" svg:y1="4.38474in" draw:start-shape="id67" draw:start-glue-point="0" svg:x2="3.68063in" svg:y2="3.37068in" draw:end-shape="id76" draw:end-glue-point="3" draw:id="id84" draw:style-name="a447" draw:name="Straight Connector 58">
          <svg:title/>
          <svg:desc/>
        </draw:connector>
        <draw:custom-shape svg:x="1.40721in" svg:y="1.37176in" svg:width="1.01524in" svg:height="0.85087in" draw:id="id85" draw:style-name="a456" draw:name="Rectangle 79">
          <svg:title/>
          <svg:desc/>
          <text:p text:style-name="a452" text:class-names="" text:cond-style-name=""><text:span text:style-name="a448" text:class-names="">Transmitter</text:span><text:span text:style-name="a449" text:class-names=""><text:s text:c="1"/></text:span><text:span text:style-name="a450" text:class-names="">Eachine</text:span><text:span text:style-name="a451" text:class-names=""/></text:p>
          <text:p text:style-name="a454" text:class-names="" text:cond-style-name=""><text:span text:style-name="a453" text:class-names="">TX5258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8442in" svg:y="4.38473in" svg:width="0.09363in" svg:height="0.2192in" draw:id="id86" draw:style-name="a460" draw:name="Rectangle 80">
          <svg:title/>
          <svg:desc/>
          <text:p text:style-name="a459" text:class-names="" text:cond-style-name=""><text:span text:style-name="a457" text:class-names="">TV+</text:span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9926in" svg:y="4.38473in" svg:width="0.09363in" svg:height="0.2192in" draw:id="id87" draw:style-name="a464" draw:name="Rectangle 81">
          <svg:title/>
          <svg:desc/>
          <text:p text:style-name="a463" text:class-names="" text:cond-style-name=""><text:span text:style-name="a461" text:class-names="">TV-</text:span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63124in" svg:y1="4.38473in" draw:start-shape="id86" draw:start-glue-point="0" svg:x2="1.91483in" svg:y2="2.22264in" draw:end-shape="id85" draw:end-glue-point="2" draw:id="id88" draw:style-name="a465" draw:name="Straight Connector 83">
          <svg:title/>
          <svg:desc/>
        </draw:connector>
        <draw:connector draw:type="line" svg:x1="3.74607in" svg:y1="4.38473in" draw:start-shape="id87" draw:start-glue-point="0" svg:x2="1.91483in" svg:y2="2.22264in" draw:end-shape="id85" draw:end-glue-point="2" draw:id="id89" draw:style-name="a466" draw:name="Straight Connector 84">
          <svg:title/>
          <svg:desc/>
        </draw:connector>
        <draw:connector draw:type="line" svg:x1="2.05311in" svg:y1="4.38474in" draw:start-shape="id66" draw:start-glue-point="0" svg:x2="1.91483in" svg:y2="2.22264in" draw:end-shape="id85" draw:end-glue-point="2" draw:id="id90" draw:style-name="a467" draw:name="Straight Connector 87">
          <svg:title/>
          <svg:desc/>
        </draw:connector>
        <draw:connector draw:type="line" svg:x1="1.91483in" svg:y1="2.22264in" draw:start-shape="id85" draw:start-glue-point="2" svg:x2="2.31339in" svg:y2="4.38474in" draw:end-shape="id68" draw:end-glue-point="0" draw:id="id91" draw:style-name="a468" draw:name="Straight Connector 91">
          <svg:title/>
          <svg:desc/>
        </draw:connector>
        <draw:custom-shape svg:x="2.42748in" svg:y="1.5326in" svg:width="0.48385in" svg:height="0.12855in" draw:id="id92" draw:style-name="a472" draw:name="Rectangle 123">
          <svg:title/>
          <svg:desc/>
          <text:p text:style-name="a471" text:class-names="" text:cond-style-name=""><text:span text:style-name="a469" text:class-names="">~7-12V</text:span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2748in" svg:y="1.7117in" svg:width="0.48385in" svg:height="0.12855in" draw:id="id93" draw:style-name="a476" draw:name="Rectangle 125">
          <svg:title/>
          <svg:desc/>
          <text:p text:style-name="a475" text:class-names="" text:cond-style-name=""><text:span text:style-name="a473" text:class-names="">GND</text:span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6317in" svg:y="0.25386in" svg:width="6.42181in" svg:height="0.85087in" draw:id="id94" draw:style-name="a482" draw:name="Rectangle: Rounded Corners 126">
          <svg:title/>
          <svg:desc/>
          <text:p text:style-name="a480" text:class-names="" text:cond-style-name=""><text:span text:style-name="a477" text:class-names="">3S<text:s text:c="1"/></text:span><text:span text:style-name="a478" text:class-names="">LiPo</text:span><text:span text:style-name="a47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12538in" svg:y1="0.98012in" draw:start-shape="id95" draw:start-glue-point="5" svg:x2="2.91133in" svg:y2="1.59687in" draw:end-shape="id92" draw:end-glue-point="1" draw:id="id96" draw:style-name="a483" draw:name="Straight Connector 136">
          <svg:title/>
          <svg:desc/>
        </draw:connector>
        <draw:connector draw:type="line" svg:x1="2.91133in" svg:y1="1.77597in" draw:start-shape="id93" draw:start-glue-point="1" svg:x2="4.12538in" svg:y2="0.98012in" draw:end-shape="id95" draw:end-glue-point="5" draw:id="id97" draw:style-name="a484" draw:name="Straight Connector 139">
          <svg:title/>
          <svg:desc/>
        </draw:connector>
        <draw:custom-shape svg:x="0.97759in" svg:y="1.39079in" svg:width="0.64935in" svg:height="0.75992in" draw:id="id98" draw:style-name="a487" draw:name="Lightning Bolt 145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8472 0 L 12860 6080 11050 6797 16577 12007 14767 12877 21600 21600 10012 14915 12222 13987 5022 9705 7602 8382 0 3890 Z N" draw:text-areas="?f36 ?f38 ?f37 ?f39" draw:glue-points="?f22 ?f23 ?f24 ?f25 ?f26 ?f27 ?f28 ?f29 ?f30 ?f31 ?f32 ?f33 ?f34 ?f35" draw:glue-point-leaving-directions="-360, -360, -27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5 * 5022 / 21600"/>
            <draw:equation draw:name="f9" draw:formula="?f5 * 8472 / 21600"/>
            <draw:equation draw:name="f10" draw:formula="?f5 * 8757 / 21600"/>
            <draw:equation draw:name="f11" draw:formula="?f5 * 10012 / 21600"/>
            <draw:equation draw:name="f12" draw:formula="?f5 * 12860 / 21600"/>
            <draw:equation draw:name="f13" draw:formula="?f5 * 13917 / 21600"/>
            <draw:equation draw:name="f14" draw:formula="?f5 * 16577 / 21600"/>
            <draw:equation draw:name="f15" draw:formula="?f4 * 3890 / 21600"/>
            <draw:equation draw:name="f16" draw:formula="?f4 * 6080 / 21600"/>
            <draw:equation draw:name="f17" draw:formula="?f4 * 7437 / 21600"/>
            <draw:equation draw:name="f18" draw:formula="?f4 * 9705 / 21600"/>
            <draw:equation draw:name="f19" draw:formula="?f4 * 12007 / 21600"/>
            <draw:equation draw:name="f20" draw:formula="?f4 * 14277 / 21600"/>
            <draw:equation draw:name="f21" draw:formula="?f4 * 14915 / 21600"/>
            <draw:equation draw:name="f22" draw:formula="?f9 / ?f6"/>
            <draw:equation draw:name="f23" draw:formula="?f2 / ?f7"/>
            <draw:equation draw:name="f24" draw:formula="?f0 / ?f6"/>
            <draw:equation draw:name="f25" draw:formula="?f15 / ?f7"/>
            <draw:equation draw:name="f26" draw:formula="?f8 / ?f6"/>
            <draw:equation draw:name="f27" draw:formula="?f18 / ?f7"/>
            <draw:equation draw:name="f28" draw:formula="?f11 / ?f6"/>
            <draw:equation draw:name="f29" draw:formula="?f21 / ?f7"/>
            <draw:equation draw:name="f30" draw:formula="?f1 / ?f6"/>
            <draw:equation draw:name="f31" draw:formula="?f3 / ?f7"/>
            <draw:equation draw:name="f32" draw:formula="?f14 / ?f6"/>
            <draw:equation draw:name="f33" draw:formula="?f19 / ?f7"/>
            <draw:equation draw:name="f34" draw:formula="?f12 / ?f6"/>
            <draw:equation draw:name="f35" draw:formula="?f16 / ?f7"/>
            <draw:equation draw:name="f36" draw:formula="?f10 / ?f6"/>
            <draw:equation draw:name="f37" draw:formula="?f13 / ?f6"/>
            <draw:equation draw:name="f38" draw:formula="?f17 / ?f7"/>
            <draw:equation draw:name="f39" draw:formula="?f20 / ?f7"/>
          </draw:enhanced-geometry>
        </draw:custom-shape>
        <draw:custom-shape svg:x="6.85539in" svg:y="1.54333in" svg:width="1.51842in" svg:height="0.92945in" draw:id="id99" draw:style-name="a492" draw:name="Rectangle 175">
          <svg:title/>
          <svg:desc/>
          <text:p text:style-name="a490" text:class-names="" text:cond-style-name=""><text:span text:style-name="a488" text:class-names="">Arduino Pro Mini (5v)</text:span><text:span text:style-name="a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5275in" svg:y="2.0994in" svg:width="0.40263in" svg:height="0.15619in" draw:id="id100" draw:style-name="a496" draw:name="Rectangle 176">
          <svg:title/>
          <svg:desc/>
          <text:p text:style-name="a495" text:class-names="" text:cond-style-name=""><text:span text:style-name="a493" text:class-names="">MP in</text:span><text:span text:style-name="a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8811in" svg:y="3.51066in" svg:width="2.98053in" svg:height="0.47308in" draw:id="id101" draw:style-name="a500" draw:name="Rectangle 177">
          <svg:title/>
          <svg:desc/>
          <text:p text:style-name="a499" text:class-names="" text:cond-style-name=""><text:span text:style-name="a497" text:class-names="">5v I2C BUS</text:span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3374in" svg:y1="3.86507in" draw:start-shape="id102" draw:start-glue-point="3" svg:x2="4.71535in" svg:y2="3.37068in" draw:end-shape="id76" draw:end-glue-point="1" draw:id="id103" draw:style-name="a501" draw:name="Straight Connector 178">
          <svg:title/>
          <svg:desc/>
        </draw:connector>
        <draw:connector draw:type="line" svg:x1="5.61049in" svg:y1="3.66671in" draw:start-shape="id104" draw:start-glue-point="3" svg:x2="4.71535in" svg:y2="3.37068in" draw:end-shape="id76" draw:end-glue-point="1" draw:id="id105" draw:style-name="a502" draw:name="Straight Connector 181">
          <svg:title/>
          <svg:desc/>
        </draw:connector>
        <draw:custom-shape svg:x="5.63374in" svg:y="3.80872in" svg:width="0.10873in" svg:height="0.1127in" draw:id="id102" draw:style-name="a506" draw:name="Oval 188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61049in" svg:y="3.61036in" svg:width="0.10873in" svg:height="0.1127in" draw:id="id104" draw:style-name="a509" draw:name="Oval 189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45275in" svg:y1="2.17749in" draw:start-shape="id100" draw:start-glue-point="3" svg:x2="4.71535in" svg:y2="3.37068in" draw:end-shape="id76" draw:end-glue-point="1" draw:id="id106" draw:style-name="a510" draw:name="Straight Connector 192">
          <svg:title/>
          <svg:desc/>
        </draw:connector>
        <draw:custom-shape svg:x="7.0531in" svg:y="3.41435in" svg:width="0.10873in" svg:height="0.1127in" draw:id="id107" draw:style-name="a514" draw:name="Oval 195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18705in" svg:y="3.41435in" svg:width="0.10873in" svg:height="0.1127in" draw:id="id108" draw:style-name="a517" draw:name="Oval 196">
          <svg:title/>
          <svg:desc/>
          <text:p text:style-name="a516" text:class-names="" text:cond-style-name=""><text:span text:style-name="a51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38398in" svg:y="3.95469in" svg:width="0.10873in" svg:height="0.1127in" draw:id="id109" draw:style-name="a521" draw:name="Oval 197">
          <svg:title/>
          <svg:desc/>
          <text:p text:style-name="a519" text:class-names="" text:cond-style-name=""><text:span text:style-name="a5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51794in" svg:y="3.95469in" svg:width="0.10873in" svg:height="0.1127in" draw:id="id110" draw:style-name="a524" draw:name="Oval 198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71732in" svg:y="3.92739in" svg:width="0.10873in" svg:height="0.1127in" draw:id="id111" draw:style-name="a528" draw:name="Oval 199">
          <svg:title/>
          <svg:desc/>
          <text:p text:style-name="a526" text:class-names="" text:cond-style-name=""><text:span text:style-name="a5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85127in" svg:y="3.92739in" svg:width="0.10873in" svg:height="0.1127in" draw:id="id112" draw:style-name="a531" draw:name="Oval 200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04627in" svg:y="2.47903in" svg:width="0.09363in" svg:height="0.2192in" draw:id="id113" draw:style-name="a535" draw:name="Rectangle 201">
          <svg:title/>
          <svg:desc/>
          <text:p text:style-name="a534" text:class-names="" text:cond-style-name=""><text:span text:style-name="a532" text:class-names="">SCL</text:span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6111in" svg:y="2.47903in" svg:width="0.09363in" svg:height="0.2192in" draw:id="id114" draw:style-name="a539" draw:name="Rectangle 202">
          <svg:title/>
          <svg:desc/>
          <text:p text:style-name="a538" text:class-names="" text:cond-style-name=""><text:span text:style-name="a536" text:class-names="">SDA</text:span><text:span text:style-name="a5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24142in" svg:y1="3.41435in" draw:start-shape="id108" draw:start-glue-point="0" svg:x2="7.20792in" svg:y2="2.69823in" draw:end-shape="id114" draw:end-glue-point="2" draw:id="id115" draw:style-name="a540" draw:name="Straight Connector 203">
          <svg:title/>
          <svg:desc/>
        </draw:connector>
        <draw:connector draw:type="line" svg:x1="7.10746in" svg:y1="3.41435in" draw:start-shape="id107" draw:start-glue-point="0" svg:x2="7.09308in" svg:y2="2.69823in" draw:end-shape="id113" draw:end-glue-point="2" draw:id="id116" draw:style-name="a541" draw:name="Straight Connector 206">
          <svg:title/>
          <svg:desc/>
        </draw:connector>
        <draw:custom-shape svg:x="5.45945in" svg:y="5.26203in" svg:width="1.77329in" svg:height="0.78623in" draw:id="id117" draw:style-name="a548" draw:name="Rectangle 224">
          <svg:title/>
          <svg:desc/>
          <text:p text:style-name="a546" text:class-names="" text:cond-style-name=""><text:span text:style-name="a542" text:class-names="">10-DOF<text:s text:c="1"/></text:span><text:span text:style-name="a543" text:class-names="">Sensor</text:span><text:span text:style-name="a544" text:class-names=""><text:line-break/>GY-91 (MPU9250)</text:span><text:span text:style-name="a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5913in" svg:y="5.04283in" svg:width="0.09363in" svg:height="0.2192in" draw:id="id118" draw:style-name="a552" draw:name="Rectangle 225">
          <svg:title/>
          <svg:desc/>
          <text:p text:style-name="a551" text:class-names="" text:cond-style-name=""><text:span text:style-name="a549" text:class-names="">SCL</text:span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9957in" svg:y="5.04283in" svg:width="0.09363in" svg:height="0.2192in" draw:id="id119" draw:style-name="a556" draw:name="Rectangle 226">
          <svg:title/>
          <svg:desc/>
          <text:p text:style-name="a555" text:class-names="" text:cond-style-name=""><text:span text:style-name="a553" text:class-names="">SDA</text:span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4638in" svg:y1="5.04283in" draw:start-shape="id119" draw:start-glue-point="0" svg:x2="6.57231in" svg:y2="4.0674in" draw:end-shape="id110" draw:end-glue-point="2" draw:id="id120" draw:style-name="a557" draw:name="Straight Connector 227">
          <svg:title/>
          <svg:desc/>
        </draw:connector>
        <draw:connector draw:type="line" svg:x1="6.40594in" svg:y1="5.04283in" draw:start-shape="id118" draw:start-glue-point="0" svg:x2="6.43835in" svg:y2="4.0674in" draw:end-shape="id109" draw:end-glue-point="2" draw:id="id121" draw:style-name="a558" draw:name="Straight Connector 230">
          <svg:title/>
          <svg:desc/>
        </draw:connector>
        <draw:custom-shape svg:x="9.92125in" svg:y="1.60701in" svg:width="1.01524in" svg:height="0.85087in" draw:id="id122" draw:style-name="a566" draw:name="Rectangle 244">
          <svg:title/>
          <svg:desc/>
          <text:p text:style-name="a564" text:class-names="" text:cond-style-name=""><text:span text:style-name="a559" text:class-names="">6CH<text:s text:c="1"/></text:span><text:span text:style-name="a560" text:class-names="">Receiver</text:span><text:span text:style-name="a561" text:class-names=""><text:s text:c="1"/></text:span><text:span text:style-name="a562" text:class-names="">Hobbyking</text:span><text:span text:style-name="a5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219in" svg:y="1.13706in" svg:width="0.64935in" svg:height="0.75992in" draw:id="id123" draw:style-name="a569" draw:name="Lightning Bolt 245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8472 0 L 12860 6080 11050 6797 16577 12007 14767 12877 21600 21600 10012 14915 12222 13987 5022 9705 7602 8382 0 3890 Z N" draw:text-areas="?f36 ?f38 ?f37 ?f39" draw:glue-points="?f22 ?f23 ?f24 ?f25 ?f26 ?f27 ?f28 ?f29 ?f30 ?f31 ?f32 ?f33 ?f34 ?f35" draw:glue-point-leaving-directions="-360, -360, -27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5 * 5022 / 21600"/>
            <draw:equation draw:name="f9" draw:formula="?f5 * 8472 / 21600"/>
            <draw:equation draw:name="f10" draw:formula="?f5 * 8757 / 21600"/>
            <draw:equation draw:name="f11" draw:formula="?f5 * 10012 / 21600"/>
            <draw:equation draw:name="f12" draw:formula="?f5 * 12860 / 21600"/>
            <draw:equation draw:name="f13" draw:formula="?f5 * 13917 / 21600"/>
            <draw:equation draw:name="f14" draw:formula="?f5 * 16577 / 21600"/>
            <draw:equation draw:name="f15" draw:formula="?f4 * 3890 / 21600"/>
            <draw:equation draw:name="f16" draw:formula="?f4 * 6080 / 21600"/>
            <draw:equation draw:name="f17" draw:formula="?f4 * 7437 / 21600"/>
            <draw:equation draw:name="f18" draw:formula="?f4 * 9705 / 21600"/>
            <draw:equation draw:name="f19" draw:formula="?f4 * 12007 / 21600"/>
            <draw:equation draw:name="f20" draw:formula="?f4 * 14277 / 21600"/>
            <draw:equation draw:name="f21" draw:formula="?f4 * 14915 / 21600"/>
            <draw:equation draw:name="f22" draw:formula="?f9 / ?f6"/>
            <draw:equation draw:name="f23" draw:formula="?f2 / ?f7"/>
            <draw:equation draw:name="f24" draw:formula="?f0 / ?f6"/>
            <draw:equation draw:name="f25" draw:formula="?f15 / ?f7"/>
            <draw:equation draw:name="f26" draw:formula="?f8 / ?f6"/>
            <draw:equation draw:name="f27" draw:formula="?f18 / ?f7"/>
            <draw:equation draw:name="f28" draw:formula="?f11 / ?f6"/>
            <draw:equation draw:name="f29" draw:formula="?f21 / ?f7"/>
            <draw:equation draw:name="f30" draw:formula="?f1 / ?f6"/>
            <draw:equation draw:name="f31" draw:formula="?f3 / ?f7"/>
            <draw:equation draw:name="f32" draw:formula="?f14 / ?f6"/>
            <draw:equation draw:name="f33" draw:formula="?f19 / ?f7"/>
            <draw:equation draw:name="f34" draw:formula="?f12 / ?f6"/>
            <draw:equation draw:name="f35" draw:formula="?f16 / ?f7"/>
            <draw:equation draw:name="f36" draw:formula="?f10 / ?f6"/>
            <draw:equation draw:name="f37" draw:formula="?f13 / ?f6"/>
            <draw:equation draw:name="f38" draw:formula="?f17 / ?f7"/>
            <draw:equation draw:name="f39" draw:formula="?f20 / ?f7"/>
          </draw:enhanced-geometry>
        </draw:custom-shape>
        <draw:custom-shape svg:x="8.2106in" svg:y="2.47278in" svg:width="0.09363in" svg:height="0.2192in" draw:id="id124" draw:style-name="a573" draw:name="Rectangle 246">
          <svg:title/>
          <svg:desc/>
          <text:p text:style-name="a572" text:class-names="" text:cond-style-name=""><text:span text:style-name="a570" text:class-names="">5v</text:span><text:span text:style-name="a5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6552in" svg:y="2.47278in" svg:width="0.09363in" svg:height="0.2192in" draw:id="id125" draw:style-name="a577" draw:name="Rectangle 247">
          <svg:title/>
          <svg:desc/>
          <text:p text:style-name="a576" text:class-names="" text:cond-style-name=""><text:span text:style-name="a574" text:class-names="">GND</text:span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6405in" svg:y="3.74271in" svg:width="0.32108in" svg:height="0.08546in" draw:id="id126" draw:style-name="a581" draw:name="Rectangle 248">
          <svg:title/>
          <svg:desc/>
          <text:p text:style-name="a580" text:class-names="" text:cond-style-name=""><text:span text:style-name="a578" text:class-names="">5v</text:span><text:span text:style-name="a5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6405in" svg:y="3.85766in" svg:width="0.32108in" svg:height="0.08546in" draw:id="id127" draw:style-name="a585" draw:name="Rectangle 249">
          <svg:title/>
          <svg:desc/>
          <text:p text:style-name="a584" text:class-names="" text:cond-style-name=""><text:span text:style-name="a582" text:class-names="">GND</text:span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25742in" svg:y1="2.69198in" draw:start-shape="id124" draw:start-glue-point="2" svg:x2="10.06405in" svg:y2="3.78544in" draw:end-shape="id126" draw:end-glue-point="3" draw:id="id128" draw:style-name="a586" draw:name="Straight Connector 250">
          <svg:title/>
          <svg:desc/>
        </draw:connector>
        <draw:connector draw:type="line" svg:x1="8.11233in" svg:y1="2.69198in" draw:start-shape="id125" draw:start-glue-point="2" svg:x2="10.06405in" svg:y2="3.90039in" draw:end-shape="id127" draw:end-glue-point="3" draw:id="id129" draw:style-name="a587" draw:name="Straight Connector 253">
          <svg:title/>
          <svg:desc/>
        </draw:connector>
        <draw:custom-shape svg:x="6.82701in" svg:y="5.04283in" svg:width="0.09363in" svg:height="0.2192in" draw:id="id130" draw:style-name="a591" draw:name="Rectangle 258">
          <svg:title/>
          <svg:desc/>
          <text:p text:style-name="a590" text:class-names="" text:cond-style-name=""><text:span text:style-name="a588" text:class-names="">5v</text:span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4185in" svg:y="5.04283in" svg:width="0.09363in" svg:height="0.2192in" draw:id="id131" draw:style-name="a595" draw:name="Rectangle 259">
          <svg:title/>
          <svg:desc/>
          <text:p text:style-name="a594" text:class-names="" text:cond-style-name=""><text:span text:style-name="a592" text:class-names="">GND</text:span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98866in" svg:y1="5.04283in" draw:start-shape="id131" draw:start-glue-point="0" svg:x2="10.06405in" svg:y2="3.90039in" draw:end-shape="id127" draw:end-glue-point="3" draw:id="id132" draw:style-name="a596" draw:name="Straight Connector 260">
          <svg:title/>
          <svg:desc/>
        </draw:connector>
        <draw:connector draw:type="line" svg:x1="6.87382in" svg:y1="5.04283in" draw:start-shape="id130" draw:start-glue-point="0" svg:x2="10.06405in" svg:y2="3.78544in" draw:end-shape="id126" draw:end-glue-point="3" draw:id="id133" draw:style-name="a597" draw:name="Straight Connector 264">
          <svg:title/>
          <svg:desc/>
        </draw:connector>
        <draw:custom-shape svg:x="10.38513in" svg:y="3.44891in" svg:width="1.17188in" svg:height="0.85087in" draw:id="id134" draw:style-name="a602" draw:name="Rectangle: Rounded Corners 306">
          <svg:title/>
          <svg:desc/>
          <text:p text:style-name="a600" text:class-names="" text:cond-style-name=""><text:span text:style-name="a598" text:class-names="">ESC</text:span><text:span text:style-name="a5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08821in" svg:y="2.45788in" svg:width="0.09363in" svg:height="0.2192in" draw:id="id135" draw:style-name="a606" draw:name="Rectangle 315">
          <svg:title/>
          <svg:desc/>
          <text:p text:style-name="a605" text:class-names="" text:cond-style-name=""><text:span text:style-name="a603" text:class-names="">5v</text:span><text:span text:style-name="a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4312in" svg:y="2.45788in" svg:width="0.09363in" svg:height="0.2192in" draw:id="id136" draw:style-name="a610" draw:name="Rectangle 316">
          <svg:title/>
          <svg:desc/>
          <text:p text:style-name="a609" text:class-names="" text:cond-style-name=""><text:span text:style-name="a607" text:class-names="">GND</text:span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13503in" svg:y1="2.67708in" draw:start-shape="id135" draw:start-glue-point="2" svg:x2="10.06405in" svg:y2="3.78544in" draw:end-shape="id126" draw:end-glue-point="3" draw:id="id137" draw:style-name="a611" draw:name="Straight Connector 317">
          <svg:title/>
          <svg:desc/>
        </draw:connector>
        <draw:connector draw:type="line" svg:x1="9.98994in" svg:y1="2.67708in" draw:start-shape="id136" draw:start-glue-point="2" svg:x2="10.06405in" svg:y2="3.90039in" draw:end-shape="id127" draw:end-glue-point="3" draw:id="id138" draw:style-name="a612" draw:name="Straight Connector 320">
          <svg:title/>
          <svg:desc/>
        </draw:connector>
        <draw:custom-shape svg:x="8.403in" svg:y="1.67826in" svg:width="1.37521in" svg:height="0.6375in" draw:id="id139" draw:style-name="a617" draw:name="Arrow: Left 337">
          <svg:title/>
          <svg:desc/>
          <text:p text:style-name="a616" text:class-names="" text:cond-style-name=""><text:span text:style-name="a613" text:class-names="">6CH<text:s text:c="1"/></text:span><text:span text:style-name="a614" text:class-names="">wiring</text:span><text:span text:style-name="a615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500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95821in" svg:y="5.24112in" svg:width="1.77329in" svg:height="0.78623in" draw:id="id140" draw:style-name="a624" draw:name="Rectangle 360">
          <svg:title/>
          <svg:desc/>
          <text:p text:style-name="a622" text:class-names="" text:cond-style-name=""><text:span text:style-name="a618" text:class-names="">16-Channel Servo<text:s text:c="1"/></text:span><text:span text:style-name="a619" text:class-names="">Driver</text:span><text:span text:style-name="a620" text:class-names=""><text:line-break/></text:span><text:span text:style-name="a621" text:class-names="">PCA968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17989in" svg:y1="5.02192in" draw:start-shape="id141" draw:start-glue-point="0" svg:x2="7.90564in" svg:y2="4.04009in" draw:end-shape="id112" draw:end-glue-point="2" draw:id="id142" draw:style-name="a625" draw:name="Straight Connector 361">
          <svg:title/>
          <svg:desc/>
        </draw:connector>
        <draw:custom-shape svg:x="7.99263in" svg:y="5.02192in" svg:width="0.09363in" svg:height="0.2192in" draw:id="id143" draw:style-name="a629" draw:name="Rectangle 363">
          <svg:title/>
          <svg:desc/>
          <text:p text:style-name="a628" text:class-names="" text:cond-style-name=""><text:span text:style-name="a626" text:class-names="">SCL</text:span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3307in" svg:y="5.02192in" svg:width="0.09363in" svg:height="0.2192in" draw:id="id141" draw:style-name="a633" draw:name="Rectangle 364">
          <svg:title/>
          <svg:desc/>
          <text:p text:style-name="a632" text:class-names="" text:cond-style-name=""><text:span text:style-name="a630" text:class-names="">SDA</text:span><text:span text:style-name="a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03944in" svg:y1="5.02192in" draw:start-shape="id143" draw:start-glue-point="0" svg:x2="7.77168in" svg:y2="4.04009in" draw:end-shape="id111" draw:end-glue-point="2" draw:id="id144" draw:style-name="a634" draw:name="Straight Connector 367">
          <svg:title/>
          <svg:desc/>
        </draw:connector>
        <draw:custom-shape svg:x="9.18457in" svg:y="5.03238in" svg:width="0.09363in" svg:height="0.2192in" draw:id="id145" draw:style-name="a638" draw:name="Rectangle 378">
          <svg:title/>
          <svg:desc/>
          <text:p text:style-name="a637" text:class-names="" text:cond-style-name=""><text:span text:style-name="a635" text:class-names="">5v</text:span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9941in" svg:y="5.03238in" svg:width="0.09363in" svg:height="0.2192in" draw:id="id146" draw:style-name="a642" draw:name="Rectangle 379">
          <svg:title/>
          <svg:desc/>
          <text:p text:style-name="a641" text:class-names="" text:cond-style-name=""><text:span text:style-name="a639" text:class-names="">GND</text:span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34623in" svg:y1="5.03238in" draw:start-shape="id146" draw:start-glue-point="0" svg:x2="10.06405in" svg:y2="3.90039in" draw:end-shape="id127" draw:end-glue-point="3" draw:id="id147" draw:style-name="a643" draw:name="Straight Connector 380">
          <svg:title/>
          <svg:desc/>
        </draw:connector>
        <draw:connector draw:type="line" svg:x1="9.23139in" svg:y1="5.03238in" draw:start-shape="id145" draw:start-glue-point="0" svg:x2="10.06405in" svg:y2="3.78544in" draw:end-shape="id126" draw:end-glue-point="3" draw:id="id148" draw:style-name="a644" draw:name="Straight Connector 383">
          <svg:title/>
          <svg:desc/>
        </draw:connector>
        <draw:custom-shape svg:x="8.17669in" svg:y="6.71875in" svg:width="1.47103in" svg:height="0.57292in" draw:id="id149" draw:style-name="a650" draw:name="Rectangle: Rounded Corners 407">
          <svg:title/>
          <svg:desc/>
          <text:p text:style-name="a649" text:class-names="" text:cond-style-name=""><text:span text:style-name="a645" text:class-names="">All</text:span><text:span text:style-name="a646" text:class-names=""><text:s text:c="1"/></text:span><text:span text:style-name="a647" text:class-names="">Servos</text:span><text:span text:style-name="a64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6448in" svg:y="6.17708in" svg:width="0.51594in" svg:height="0.44792in" draw:id="id150" draw:style-name="a653" draw:name="Arrow: Down 40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1.08149in" svg:height="0.22515in" draw:id="id151" draw:style-name="a656" draw:transform="translate(-0.54075in -0.11257in) rotate(-5.45482) translate(10.11786in 4.78748in)" draw:name="Arrow: Right 409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35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92714in" svg:y="0.25385in" svg:width="1.35367in" svg:height="0.85087in" draw:id="id95" draw:style-name="a661" draw:name="Oval 417">
          <svg:title/>
          <svg:desc/>
          <text:p text:style-name="a660" text:class-names="" text:cond-style-name=""><text:span text:style-name="a657" text:class-names="">Balanced</text:span><text:span text:style-name="a658" text:class-names=""><text:s text:c="1"/>connector</text:span><text:span text:style-name="a65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94096in" svg:y="0.2865in" svg:width="1.35367in" svg:height="0.85087in" draw:id="id152" draw:style-name="a665" draw:name="Oval 426">
          <svg:title/>
          <svg:desc/>
          <text:p text:style-name="a664" text:class-names="" text:cond-style-name=""><text:span text:style-name="a662" text:class-names="">Main Output</text:span><text:span text:style-name="a66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2.09639in" svg:y1="1.01277in" draw:start-shape="id152" draw:start-glue-point="6" svg:x2="11.1499in" svg:y2="3.41435in" draw:id="id153" draw:style-name="a666" draw:name="Straight Connector 454">
          <svg:title/>
          <svg:desc/>
        </draw:connector>
        <draw:connector draw:type="line" svg:x1="12.09639in" svg:y1="1.01277in" draw:start-shape="id152" draw:start-glue-point="6" svg:x2="10.8226in" svg:y2="3.43692in" draw:id="id154" draw:style-name="a667" draw:name="Straight Connector 457">
          <svg:title/>
          <svg:desc/>
        </draw:connector>
        <draw:custom-shape svg:x="11.57936in" svg:y="3.43692in" svg:width="1.3953in" svg:height="0.86402in" draw:id="id155" draw:style-name="a671" draw:name="Oval 465">
          <svg:title/>
          <svg:desc/>
          <text:p text:style-name="a670" text:class-names="" text:cond-style-name=""><text:span text:style-name="a668" text:class-names="">ENGINE</text:span><text:span text:style-name="a6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48529in" svg:y="6.41942in" svg:width="0.39052in" svg:height="0.21599in" draw:id="id156" draw:style-name="a675" draw:name="Rectangle 466">
          <svg:title/>
          <svg:desc/>
          <text:p text:style-name="a674" text:class-names="" text:cond-style-name=""><text:span text:style-name="a672" text:class-names="">MP</text:span><text:span text:style-name="a6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708" draw:name="TextBox 469" svg:x="0.79249in" svg:y="6.37256in" svg:width="2.88556in" svg:height="1.11074in">
          <draw:text-box>
            <text:p text:style-name="a707" text:class-names="" text:cond-style-name=""><text:span text:style-name="a676" text:class-names="">Master<text:s text:c="1"/></text:span><text:span text:style-name="a677" text:class-names="">Ping</text:span><text:span text:style-name="a678" text:class-names="">: A<text:s text:c="1"/></text:span><text:span text:style-name="a679" text:class-names="">continuous</text:span><text:span text:style-name="a680" text:class-names=""><text:s text:c="1"/>200ms<text:s text:c="1"/></text:span><text:span text:style-name="a681" text:class-names="">high</text:span><text:span text:style-name="a682" text:class-names="">/</text:span><text:span text:style-name="a683" text:class-names="">low</text:span><text:span text:style-name="a684" text:class-names=""><text:s text:c="1"/></text:span><text:span text:style-name="a685" text:class-names="">cycle</text:span><text:span text:style-name="a686" text:class-names="">. As long as<text:s text:c="1"/></text:span><text:span text:style-name="a687" text:class-names="">the</text:span><text:span text:style-name="a688" text:class-names=""><text:s text:c="1"/></text:span><text:span text:style-name="a689" text:class-names="">ping</text:span><text:span text:style-name="a690" text:class-names=""><text:s text:c="1"/>is ”</text:span><text:span text:style-name="a691" text:class-names="">alive</text:span><text:span text:style-name="a692" text:class-names="">”, Arduino<text:s text:c="1"/></text:span><text:span text:style-name="a693" text:class-names="">will</text:span><text:span text:style-name="a694" text:class-names=""><text:s text:c="1"/>act as I2C<text:s text:c="1"/></text:span><text:span text:style-name="a695" text:class-names="">slave</text:span><text:span text:style-name="a696" text:class-names=""><text:s text:c="1"/></text:span><text:span text:style-name="a697" text:class-names="">instead</text:span><text:span text:style-name="a698" text:class-names=""><text:s text:c="1"/>of<text:s text:c="1"/></text:span><text:span text:style-name="a699" text:class-names="">master</text:span><text:span text:style-name="a700" text:class-names="">,<text:s text:c="1"/></text:span><text:span text:style-name="a701" text:class-names="">allowing</text:span><text:span text:style-name="a702" text:class-names=""><text:s text:c="1"/>RPi to<text:s text:c="1"/></text:span><text:span text:style-name="a703" text:class-names="">take</text:span><text:span text:style-name="a704" text:class-names=""><text:s text:c="1"/></text:span><text:span text:style-name="a705" text:class-names="">over</text:span><text:span text:style-name="a706" text:class-names="">.</text:span></text:p>
          </draw:text-box>
          <svg:title/>
          <svg:desc/>
        </draw:frame>
        <draw:frame draw:id="id158" draw:style-name="a712" draw:name="Title 1" svg:x="-0.39592in" svg:y="0.13926in" svg:width="4.26389in" svg:height="0.86625in">
          <draw:text-box>
            <text:p text:style-name="a711" text:class-names="" text:cond-style-name=""><text:span text:style-name="a709" text:class-names="">Schematics</text:span><text:span text:style-name="a71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527" draw:style="linear" draw:angle="0" draw:start-color="#ffdd9c" draw:end-color="#ffd78e" draw:start-intensity="100%" draw:end-intensity="100%"/>
    <draw:gradient draw:name="a481" draw:style="linear" draw:angle="0" draw:start-color="#ffc746" draw:end-color="#ffc600" draw:start-intensity="100%" draw:end-intensity="100%"/>
    <draw:gradient draw:name="a601" draw:style="linear" draw:angle="0" draw:start-color="#454545" draw:end-color="#000000" draw:start-intensity="100%" draw:end-intensity="100%"/>
    <draw:gradient draw:name="a491" draw:style="linear" draw:angle="0" draw:start-color="#f7bda4" draw:end-color="#f5b195" draw:start-intensity="100%" draw:end-intensity="100%"/>
    <draw:gradient draw:name="a421" draw:style="linear" draw:angle="0" draw:start-color="#ffdd9c" draw:end-color="#ffd78e" draw:start-intensity="100%" draw:end-intensity="100%"/>
    <draw:gradient draw:name="a547" draw:style="linear" draw:angle="0" draw:start-color="#f7bda4" draw:end-color="#f5b195" draw:start-intensity="100%" draw:end-intensity="100%"/>
    <draw:gradient draw:name="a623" draw:style="linear" draw:angle="0" draw:start-color="#f7bda4" draw:end-color="#f5b195" draw:start-intensity="100%" draw:end-intensity="100%"/>
    <draw:gradient draw:name="a380" draw:style="linear" draw:angle="2700" draw:start-color="#c9c9c9" draw:end-color="#7f7f7f" draw:start-intensity="100%" draw:end-intensity="100%"/>
    <draw:gradient draw:name="a565" draw:style="linear" draw:angle="0" draw:start-color="#b5d5a7" draw:end-color="#aace99" draw:start-intensity="100%" draw:end-intensity="100%"/>
    <draw:gradient draw:name="a429" draw:style="linear" draw:angle="0" draw:start-color="#a8b7df" draw:end-color="#9aabd9" draw:start-intensity="100%" draw:end-intensity="100%"/>
    <draw:gradient draw:name="a505" draw:style="linear" draw:angle="0" draw:start-color="#ffdd9c" draw:end-color="#ffd78e" draw:start-intensity="100%" draw:end-intensity="100%"/>
    <draw:gradient draw:name="a392" draw:style="linear" draw:angle="0" draw:start-color="#9b9b9b" draw:end-color="#8e8e8e" draw:start-intensity="100%" draw:end-intensity="100%"/>
    <draw:gradient draw:name="a387" draw:style="linear" draw:angle="0" draw:start-color="#f7bda4" draw:end-color="#f5b195" draw:start-intensity="100%" draw:end-intensity="100%"/>
    <draw:gradient draw:name="a513" draw:style="linear" draw:angle="0" draw:start-color="#ffdd9c" draw:end-color="#ffd78e" draw:start-intensity="100%" draw:end-intensity="100%"/>
    <draw:gradient draw:name="a520" draw:style="linear" draw:angle="0" draw:start-color="#ffdd9c" draw:end-color="#ffd78e" draw:start-intensity="100%" draw:end-intensity="100%"/>
    <draw:gradient draw:name="a455" draw:style="linear" draw:angle="0" draw:start-color="#b5d5a7" draw:end-color="#aace99" draw:start-intensity="100%" draw:end-intensity="100%"/>
    <draw:marker draw:name="a394" svg:viewBox="0 0 20 30" svg:d="m10 0-10 30h20z"/>
    <draw:marker draw:name="a39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Simo Erkinheimo</meta:initial-creator>
    <dc:creator>Simo Erkinheimo</dc:creator>
    <meta:creation-date>2022-04-04T06:01:26Z</meta:creation-date>
    <dc:date>2022-04-04T06:02:29Z</dc:date>
    <meta:editing-cycles>1</meta:editing-cycles>
    <meta:editing-duration>PT62S</meta:editing-duration>
    <meta:document-statistic meta:paragraph-count="51" meta:word-count="126"/>
  </office:meta>
</office:document-meta>
</file>